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5327"/>
    </style:style>
    <style:style style:name="P2" style:family="paragraph" style:parent-style-name="Standard">
      <style:text-properties fo:font-weight="normal" officeooo:rsid="0008b3a2" style:font-weight-asian="normal" style:font-weight-complex="normal"/>
    </style:style>
    <style:style style:name="T1" style:family="text">
      <style:text-properties officeooo:rsid="0008b3a2"/>
    </style:style>
    <style:style style:name="T2" style:family="text">
      <style:text-properties fo:font-weight="bold" officeooo:rsid="0008b3a2" style:font-weight-asian="bold" style:font-weight-complex="bold"/>
    </style:style>
    <style:style style:name="T3" style:family="text">
      <style:text-properties fo:font-weight="bold" officeooo:rsid="000ae13a" style:font-weight-asian="bold" style:font-weight-complex="bold"/>
    </style:style>
    <style:style style:name="T4" style:family="text">
      <style:text-properties fo:font-weight="normal" officeooo:rsid="0008b3a2" style:font-weight-asian="normal" style:font-weight-complex="normal"/>
    </style:style>
    <style:style style:name="T5" style:family="text">
      <style:text-properties fo:font-weight="normal" officeooo:rsid="000a5327" style:font-weight-asian="normal" style:font-weight-complex="normal"/>
    </style:style>
    <style:style style:name="T6" style:family="text">
      <style:text-properties fo:font-weight="normal" officeooo:rsid="000ae13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tab/><text:span text:style-name="T1">In </text:span><text:span text:style-name="T2">ARC:</text:span><text:span text:style-name="T3"> Advanced Racing Construct</text:span><text:span text:style-name="T6">,</text:span><text:span text:style-name="T4"> players are able to compete against one another in real-time by connecting </text:span><text:span text:style-name="T5">their personal clients </text:span><text:span text:style-name="T4">to </text:span><text:span text:style-name="T2">ARC</text:span><text:span text:style-name="T4">’s servers. </text:span><text:span text:style-name="T5">The game will be compatible with a wide range of devices, including PC, iOS, </text:span><text:span text:style-name="T6">as well as </text:span><text:span text:style-name="T5">tvOS devices. </text:span><text:span text:style-name="T4">A single player and campaign mode are available, but the most engaging part of the platform is the ability to race people from all over the world.</text:span></text:p>
      <text:p text:style-name="P2"><text:tab/></text:p>
      <text:p text:style-name="Standard"><text:span text:style-name="T4"><text:tab/>The play style of </text:span><text:span text:style-name="T2">ARC </text:span><text:span text:style-name="T4">follows in the footsteps of the great arcade racers that came before it </text:span><text:span text:style-name="T5">but with an emphasis on competitive play.</text:span><text:span text:style-name="T4"> Players select a ‘racer’, outfit it with their personal selection of ‘mods’ and choose a race style. Players can join specific lobbies to compete against friends, or jump into a pool of random players. The core play style is head to racing, but players can elect to add other elements to events, like weather, that adds to the cha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1T13:34:04.529000000</meta:creation-date>
    <meta:generator>LibreOffice/7.0.4.2$Windows_X86_64 LibreOffice_project/dcf040e67528d9187c66b2379df5ea4407429775</meta:generator>
    <dc:date>2021-01-14T09:44:20.622000000</dc:date>
    <meta:editing-duration>PT14M25S</meta:editing-duration>
    <meta:editing-cycles>3</meta:editing-cycles>
    <meta:document-statistic meta:table-count="0" meta:image-count="0" meta:object-count="0" meta:page-count="1" meta:paragraph-count="3" meta:word-count="153" meta:character-count="871" meta:non-whitespace-character-count="717"/>
  </office:meta>
</office:document-meta>
</file>